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a79" officeooo:paragraph-rsid="0007da79"/>
    </style:style>
    <style:style style:name="P2" style:family="paragraph" style:parent-style-name="Standard">
      <style:paragraph-properties fo:text-align="justify" style:justify-single-word="false"/>
      <style:text-properties officeooo:paragraph-rsid="0007da79"/>
    </style:style>
    <style:style style:name="P3" style:family="paragraph" style:parent-style-name="Standard">
      <style:paragraph-properties fo:text-align="justify" style:justify-single-word="false"/>
      <style:text-properties officeooo:paragraph-rsid="00090acc"/>
    </style:style>
    <style:style style:name="P4" style:family="paragraph" style:parent-style-name="Standard">
      <style:text-properties fo:font-size="20pt" fo:font-weight="bold" officeooo:rsid="0007da79" officeooo:paragraph-rsid="0007da79" style:font-size-asian="20pt" style:font-weight-asian="bold" style:font-size-complex="20pt" style:font-weight-complex="bold"/>
    </style:style>
    <style:style style:name="T1" style:family="text">
      <style:text-properties officeooo:rsid="0007da79"/>
    </style:style>
    <style:style style:name="T2" style:family="text">
      <style:text-properties officeooo:rsid="00090acc"/>
    </style:style>
    <style:style style:name="T3" style:family="text">
      <style:text-properties officeooo:rsid="000992c6"/>
    </style:style>
    <style:style style:name="T4" style:family="text">
      <style:text-properties officeooo:rsid="000ab9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text:p>
      <text:p text:style-name="P1"/>
      <text:p text:style-name="P2"><text:span text:style-name="T1">Various non-pharmaceutical interventions were introduced by several countries in Europe to fight against the COVID-19 pandemic, with adverse socio-economic side effects. </text:span><text:span text:style-name="T2">Their aim was to slow down the pandemic by restricting mobility. </text:span><text:span text:style-name="T1">Several papers suggest some of them had an effect in reducing COVID-19 transmission (1), (2), (3). Recently, mandatory COVID-19 certification regulating access to public venues, nightclubs or cultural events was implemented in some countries, using proof of at least two doses of an approved vaccine, negative test (usually within the last 2 days) or a recovery certificate of a recent infection (usually within the last 6 months) </text:span><text:span text:style-name="T2">(4)</text:span><text:span text:style-name="T1">. Many voices have arisen expressing concern over its effectiveness. Some studies report increase vaccine uptake after its implementation (</text:span><text:span text:style-name="T4">5), (6)</text:span><text:span text:style-name="T1">, but to our knowledge </text:span><text:span text:style-name="T2">no analyses have been conducted yet to asses their </text:span><text:span text:style-name="T3">potential impact</text:span><text:span text:style-name="T2"> in reducing incidence of COVID-19. </text:span></text:p>
      <text:p text:style-name="P2"/>
      <text:p text:style-name="P3"><text:span text:style-name="T2">The UK implemented COVID-19 certification (Covid Passport) during the second half of 2021, and each of its countries did it at different times. Our work aims at analysing whether COVID-19 certification (Covid Passport) in the UK had an effect in reducing the incidence of COVID-19 cases and hospitalisations, considering the four regions separatel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0T19:06:35.364851196</meta:creation-date>
    <dc:date>2022-01-30T19:57:58.958144128</dc:date>
    <meta:editing-duration>PT9M53S</meta:editing-duration>
    <meta:editing-cycles>1</meta:editing-cycles>
    <meta:document-statistic meta:table-count="0" meta:image-count="0" meta:object-count="0" meta:page-count="1" meta:paragraph-count="3" meta:word-count="194" meta:character-count="1303" meta:non-whitespace-character-count="1110"/>
    <meta:generator>LibreOffice/6.4.7.2$Linux_X86_64 LibreOffice_project/40$Build-2</meta:generator>
  </office:meta>
</office:document-meta>
</file>